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tallation</text:h>
      <text:list xml:id="list2078457543" text:style-name="L1">
        <text:list-item>
          <text:p text:style-name="P1">Eclipse Java + Plugins</text:p>
          <text:list>
            <text:list-item>
              <text:p text:style-name="P1">EMFText</text:p>
            </text:list-item>
            <text:list-item>
              <text:p text:style-name="P1">Android Dev Tools</text:p>
            </text:list-item>
            <text:list-item>
              <text:p text:style-name="P1">Ecore Tools SDK</text:p>
            </text:list-item>
            <text:list-item>
              <text:p text:style-name="P1">Egit or another Git client outside Eclipse</text:p>
            </text:list-item>
          </text:list>
        </text:list-item>
        <text:list-item>
          <text:p text:style-name="P1">Import Projects into Eclipse</text:p>
        </text:list-item>
        <text:list-item>
          <text:p text:style-name="P1">Go to project de.tu-dresden.mgt -&gt;metamodel<text:line-break/>Right Click on mgt.cs – Click „Generate Text Resource“<text:line-break/>That should create another projec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P.</meta:initial-creator>
    <meta:creation-date>2012-08-23T22:20:34</meta:creation-date>
    <dc:date>2012-08-23T23:13:08</dc:date>
    <dc:creator>Stefan P.</dc:creator>
    <meta:editing-duration>PT37M23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8" meta:word-count="49" meta:character-count="284" meta:non-whitespace-character-count="250"/>
  </office:meta>
</office:document-meta>
</file>